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text-properties style:font-name="Times New Roman" fo:font-size="12pt" officeooo:rsid="001cb8e5" officeooo:paragraph-rsid="001cb8e5" style:font-size-asian="12pt" style:font-name-complex="Times New Roman1" style:font-size-complex="12pt"/>
    </style:style>
    <style:style style:name="P5" style:family="paragraph" style:parent-style-name="Standard">
      <style:text-properties style:font-name="Times New Roman" fo:font-size="12pt" officeooo:paragraph-rsid="0021ff0c" style:font-size-asian="12pt" style:font-name-complex="Times New Roman1" style:font-size-complex="12pt"/>
    </style:style>
    <style:style style:name="P6" style:family="paragraph" style:parent-style-name="Standard">
      <style:text-properties style:font-name="Times New Roman" fo:font-size="12pt" officeooo:rsid="001811df" officeooo:paragraph-rsid="0021ff0c" style:font-size-asian="12pt" style:font-name-complex="Times New Roman1" style:font-size-complex="12pt"/>
    </style:style>
    <style:style style:name="P7" style:family="paragraph" style:parent-style-name="Standard">
      <style:text-properties style:font-name="Times New Roman" fo:font-size="12pt" officeooo:rsid="002be122" officeooo:paragraph-rsid="002be122" style:font-size-asian="12pt" style:font-name-complex="Times New Roman1" style:font-size-complex="12pt"/>
    </style:style>
    <style:style style:name="P8" style:family="paragraph" style:parent-style-name="Standard">
      <style:text-properties style:font-name="Times New Roman" fo:font-size="12pt" officeooo:rsid="002f59d4" officeooo:paragraph-rsid="002f59d4" style:font-size-asian="12pt" style:font-name-complex="Times New Roman1" style:font-size-complex="12pt"/>
    </style:style>
    <style:style style:name="P9" style:family="paragraph" style:parent-style-name="Heading_20_1" style:master-page-name="Standard">
      <style:paragraph-properties fo:margin-top="0.2362in" fo:margin-bottom="0.2291in" loext:contextual-spacing="false" fo:text-align="center" style:justify-single-word="false" style:page-number="auto"/>
      <style:text-properties style:text-underline-style="dot-dot-dash" style:text-underline-width="auto" style:text-underline-color="#bebebe" fo:font-weight="normal" style:font-weight-asian="normal" style:font-weight-complex="normal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6250e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a1c7f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b35cf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24eaa3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2712ae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2a0320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2b6776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2be122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2f59d4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300979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318d50" style:font-size-asian="12pt" style:font-name-complex="Times New Roman1" style:font-size-complex="12pt"/>
    </style:style>
    <style:style style:name="T13" style:family="text">
      <style:text-properties style:text-position="super 58%" style:font-name="Times New Roman" fo:font-size="12pt" officeooo:rsid="002712ae" style:font-size-asian="12pt" style:font-name-complex="Times New Roman1" style:font-size-complex="12pt"/>
    </style:style>
    <style:style style:name="T14" style:family="text">
      <style:text-properties style:text-position="super 58%" style:font-name="Times New Roman" fo:font-size="12pt" officeooo:rsid="00318d50" style:font-size-asian="12pt" style:font-name-complex="Times New Roman1" style:font-size-complex="12pt"/>
    </style:style>
    <style:style style:name="T15" style:family="text">
      <style:text-properties officeooo:rsid="002a0320"/>
    </style:style>
    <style:style style:name="T16" style:family="text">
      <style:text-properties officeooo:rsid="002d66bf"/>
    </style:style>
    <style:style style:name="T17" style:family="text">
      <style:text-properties fo:color="#21409a" style:font-name="Times New Roman" fo:font-size="12pt" style:font-size-asian="12pt" style:font-name-complex="Times New Roman1" style:font-size-complex="12pt"/>
    </style:style>
    <style:style style:name="T18" style:family="text">
      <style:text-properties officeooo:rsid="0030ce0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Omambia M<text:span text:style-name="T16">ogaka</text:span> Dauglous</text:h>
      <text:p text:style-name="P3">omambia<text:span text:style-name="T18">dauglous</text:span>@gmail.com</text:p>
      <text:p text:style-name="P3">+254708067459,</text:p>
      <text:p text:style-name="P3">Nairobi Kenya.</text:p>
      <text:p text:style-name="P1"><text:span text:style-name="T12">January</text:span><text:span text:style-name="T1"> </text:span><text:span text:style-name="T6">1</text:span><text:span text:style-name="T12">4</text:span><text:span text:style-name="T14">TH</text:span><text:span text:style-name="T1"> 201</text:span><text:span text:style-name="T12">9</text:span><text:span text:style-name="T1">.</text:span></text:p>
      <text:p text:style-name="P2"/>
      <text:p text:style-name="P2"/>
      <text:p text:style-name="P6">Hiring Manager,</text:p>
      <text:p text:style-name="P8">JUMO</text:p>
      <text:p text:style-name="P5">Nairobi <text:span text:style-name="T15">Office</text:span></text:p>
      <text:p text:style-name="P2"/>
      <text:p text:style-name="P4">Dear <text:span text:style-name="T15">Sir/Madam</text:span>,</text:p>
      <text:p text:style-name="P2"/>
      <text:p text:style-name="Standard"><text:span text:style-name="T1">I am gratified to be applying for the </text:span><text:span text:style-name="T10">Jumo</text:span><text:span text:style-name="T7"> </text:span><text:span text:style-name="T3">for the </text:span><text:span text:style-name="T7">position of Software Engineering in you company</text:span><text:span text:style-name="T1">. After reviewing your job description, it’s clear that you’re looking for an enthusiastic and self-driven applicant </text:span><text:span text:style-name="T8">with the knowledge in backend development and some part in the front end too.</text:span><text:span text:style-name="T1"> Given these requirements, </text:span><text:span text:style-name="T8">I <text:s/>believe that am able to deliver as expected and I have some not all the skills required but and self -motivated and can learn what I don’t know by in order to deliver as expected.</text:span></text:p>
      <text:p text:style-name="Standard"><text:span text:style-name="T1">I am a proactive BSc. Software Engineering </text:span><text:span text:style-name="T5">awaiting for graduation from </text:span><text:span text:style-name="T1"><text:s/>Multimedia University of Kenya. During the course of my academic career, I managed to accrue nearly </text:span><text:span text:style-name="T5">three</text:span><text:span text:style-name="T1"> year of work experience </text:span><text:span text:style-name="T9">with mostly backend development in Python, </text:span><text:span text:style-name="T11">Javascript</text:span><text:span text:style-name="T9"> and PHP, and also Elixir and Phoenix after school</text:span><text:span text:style-name="T1">. I apply problem-solving and creative thinking skills, which I hope to employ <text:s/>into the </text:span><text:span text:style-name="T9">d</text:span><text:span text:style-name="T1">evelop</text:span><text:span text:style-name="T4">ment team </text:span><text:span text:style-name="T1"><text:s/>at <text:s/>your company.</text:span></text:p>
      <text:p text:style-name="Standard"><text:span text:style-name="T1">I will be glad for your response after reviewing my resume. Please contact me at </text:span><text:span text:style-name="T17">+254708067459</text:span><text:span text:style-name="T1"> or via email at </text:span><text:a xlink:type="simple" xlink:href="mailto:kafomambia@gmail.com" text:style-name="Internet_20_link" text:visited-style-name="Visited_20_Internet_20_Link"><text:span text:style-name="Internet_20_link"><text:span text:style-name="T1">omambia</text:span></text:span></text:a><text:a xlink:type="simple" xlink:href="mailto:kafomambia@gmail.com" text:style-name="Internet_20_link" text:visited-style-name="Visited_20_Internet_20_Link"><text:span text:style-name="Internet_20_link"><text:span text:style-name="T11">dauglous</text:span></text:span></text:a><text:a xlink:type="simple" xlink:href="mailto:kafomambia@gmail.com" text:style-name="Internet_20_link" text:visited-style-name="Visited_20_Internet_20_Link"><text:span text:style-name="Internet_20_link"><text:span text:style-name="T1">@gmail.com</text:span></text:span></text:a><text:span text:style-name="T1"> to arrange for a convenient meeting time.</text:span></text:p>
      <text:p text:style-name="P7"/>
      <text:p text:style-name="P2">Thank you for your consideration, </text:p>
      <text:p text:style-name="P2">Sincerely,</text:p>
      <text:p text:style-name="P2"/>
      <text:p text:style-name="P2">Omambia <text:span text:style-name="T18">M. </text:span>Dauglo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DejaVu 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DejaVu Sans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fo:color="#00000a" style:font-name="Calibri" fo:font-family="Calibri" style:font-family-generic="roman" style:font-pitch="variable" fo:font-size="10.5pt" fo:language="en" fo:country="US" style:font-name-asian="宋体" style:font-family-asian="宋体" style:font-family-generic-asian="system" style:font-pitch-asian="variable" style:font-size-asian="10.5pt" style:language-asian="zh" style:country-asian="CN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362in" fo:margin-bottom="0.2291in" loext:contextual-spacing="false" fo:line-height="241%" fo:keep-together="always" fo:keep-with-next="always"/>
      <style:text-properties fo:font-size="22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807in" fo:margin-bottom="0.1807in" loext:contextual-spacing="false" fo:line-height="173%" fo:keep-together="always" fo:keep-with-next="always"/>
      <style:text-properties style:font-name="Arial" fo:font-family="Arial" style:font-family-generic="roman" style:font-pitch="variable" fo:font-size="16pt" fo:font-weight="bold" style:font-name-asian="黑体" style:font-family-asian="黑体" style:font-family-generic-asian="system" style:font-pitch-asian="variable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9:23:00</meta:creation-date>
    <meta:initial-creator>scholar</meta:initial-creator>
    <dc:language>en-US</dc:language>
    <dc:date>2019-01-14T18:23:09.139083402</dc:date>
    <meta:editing-cycles>40</meta:editing-cycles>
    <meta:editing-duration>PT58M38S</meta:editing-duration>
    <meta:generator>LibreOffice/6.0.7.3.0$Linux_X86_64 LibreOffice_project/00m0$Build-3</meta:generator>
    <meta:document-statistic meta:table-count="0" meta:image-count="0" meta:object-count="0" meta:page-count="1" meta:paragraph-count="15" meta:word-count="208" meta:character-count="1314" meta:non-whitespace-character-count="1115"/>
    <meta:user-defined meta:name="DocSecurity" meta:value-type="float">0</meta:user-defined>
    <meta:user-defined meta:name="KSOProductBuildVer">1033-10.1.0.5672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